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PT Sans" svg:font-family="'PT Sans'" style:font-pitch="variable"/>
    <style:font-face style:name="Liberation Sans1" svg:font-family="'Liberation Sans'" style:font-family-generic="roman" style:font-pitch="variable"/>
    <style:font-face style:name="PT Sans2" svg:font-family="'PT Sans'" style:font-family-generic="roman" style:font-pitch="variable"/>
    <style:font-face style:name="Liberation Sans" svg:font-family="'Liberation Sans'" style:font-family-generic="swiss" style:font-pitch="variable"/>
    <style:font-face style:name="PT Sans1" svg:font-family="'PT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fo:font-weight="bold" officeooo:paragraph-rsid="00db832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bold" officeooo:paragraph-rsid="00e335f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officeooo:paragraph-rsid="00db832c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T Sans1" fo:font-size="5pt" fo:font-weight="normal" officeooo:rsid="00d7ed1d" officeooo:paragraph-rsid="00e335fd" fo:background-color="transparent" style:font-size-asian="5pt" style:font-weight-asian="normal" style:font-size-complex="5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PT Sans1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PT Sans1" fo:font-size="12pt" fo:font-weight="bold" officeooo:paragraph-rsid="00dfa71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PT Sans1" fo:font-size="12pt" fo:font-weight="bold" officeooo:paragraph-rsid="00e335f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0pt" officeooo:paragraph-rsid="00972bdd" style:font-size-asian="10pt" style:font-size-complex="10pt"/>
    </style:style>
    <style:style style:name="P9" style:family="paragraph" style:parent-style-name="Text_20_body">
      <style:text-properties fo:font-size="10pt" officeooo:paragraph-rsid="00e335fd" style:font-size-asian="10pt" style:font-size-complex="10pt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PT Sans1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PT Sans1" fo:font-size="10pt" fo:font-weight="bold" officeooo:rsid="00da363f" officeooo:paragraph-rsid="00db832c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PT Sans1" fo:font-size="10pt" fo:font-weight="bold" officeooo:rsid="00da363f" officeooo:paragraph-rsid="00e335f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PT Sans1" fo:font-size="5pt" fo:font-weight="normal" officeooo:rsid="00d7ed1d" officeooo:paragraph-rsid="00e335fd" fo:background-color="transparent" style:font-size-asian="5pt" style:font-weight-asian="normal" style:font-size-complex="5pt" style:font-weight-complex="normal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PT Sans1" officeooo:rsid="00c4f445" fo:background-color="transparent" loext:char-shading-value="0"/>
    </style:style>
    <style:style style:name="T2" style:family="text">
      <style:text-properties style:font-name="PT Sans1" officeooo:rsid="00adda0c" fo:background-color="transparent" loext:char-shading-value="0"/>
    </style:style>
    <style:style style:name="T3" style:family="text">
      <style:text-properties style:font-name="PT Sans1" officeooo:rsid="00d7ed1d" fo:background-color="transparent" loext:char-shading-value="0"/>
    </style:style>
    <style:style style:name="T4" style:family="text">
      <style:text-properties style:font-name="PT Sans1" officeooo:rsid="00d8dcf2" fo:background-color="transparent" loext:char-shading-value="0"/>
    </style:style>
    <style:style style:name="T5" style:family="text">
      <style:text-properties style:font-name="PT Sans1" officeooo:rsid="00d9cfe8" fo:background-color="transparent" loext:char-shading-value="0"/>
    </style:style>
    <style:style style:name="T6" style:family="text">
      <style:text-properties style:font-name="PT Sans1" officeooo:rsid="00da363f" fo:background-color="transparent" loext:char-shading-value="0"/>
    </style:style>
    <style:style style:name="T7" style:family="text">
      <style:text-properties style:font-name="PT Sans1" officeooo:rsid="00da7617" fo:background-color="transparent" loext:char-shading-value="0"/>
    </style:style>
    <style:style style:name="T8" style:family="text">
      <style:text-properties style:font-name="PT Sans1" officeooo:rsid="00172248" fo:background-color="transparent" loext:char-shading-value="0"/>
    </style:style>
    <style:style style:name="T9" style:family="text">
      <style:text-properties style:font-name="PT Sans1" officeooo:rsid="00972bdd" fo:background-color="transparent" loext:char-shading-value="0"/>
    </style:style>
    <style:style style:name="T10" style:family="text">
      <style:text-properties style:font-name="PT Sans1" fo:font-weight="bold" officeooo:rsid="00c4f445" fo:background-color="transparent" loext:char-shading-value="0" style:font-weight-asian="bold" style:font-weight-complex="bold"/>
    </style:style>
    <style:style style:name="T11" style:family="text">
      <style:text-properties style:font-name="PT Sans1" fo:font-weight="bold" officeooo:rsid="00ae113c" fo:background-color="transparent" loext:char-shading-value="0" style:font-weight-asian="bold" style:font-weight-complex="bold"/>
    </style:style>
    <style:style style:name="T12" style:family="text">
      <style:text-properties style:font-name="PT Sans1" fo:font-weight="bold" officeooo:rsid="00d4d7f3" fo:background-color="transparent" loext:char-shading-value="0" style:font-weight-asian="bold" style:font-weight-complex="bold"/>
    </style:style>
    <style:style style:name="T13" style:family="text">
      <style:text-properties style:font-name="PT Sans1" fo:font-weight="bold" officeooo:rsid="00d36bac" fo:background-color="transparent" loext:char-shading-value="0" style:font-weight-asian="bold" style:font-weight-complex="bold"/>
    </style:style>
    <style:style style:name="T14" style:family="text">
      <style:text-properties style:font-name="PT Sans1" fo:font-weight="bold" officeooo:rsid="00adda0c" fo:background-color="transparent" loext:char-shading-value="0" style:font-weight-asian="bold" style:font-weight-complex="bold"/>
    </style:style>
    <style:style style:name="T15" style:family="text">
      <style:text-properties style:font-name="PT Sans1" fo:font-weight="bold" officeooo:rsid="00dd7202" fo:background-color="transparent" loext:char-shading-value="0" style:font-weight-asian="bold" style:font-weight-complex="bold"/>
    </style:style>
    <style:style style:name="T16" style:family="text">
      <style:text-properties style:font-name="PT Sans1" fo:font-weight="bold" officeooo:rsid="00e335fd" fo:background-color="transparent" loext:char-shading-value="0" style:font-weight-asian="bold" style:font-weight-complex="bold"/>
    </style:style>
    <style:style style:name="T17" style:family="text">
      <style:text-properties style:font-name="PT Sans1" fo:font-weight="bold" officeooo:rsid="00de0d4d" fo:background-color="transparent" loext:char-shading-value="0" style:font-weight-asian="bold" style:font-weight-complex="bold"/>
    </style:style>
    <style:style style:name="T18" style:family="text">
      <style:text-properties style:font-name="PT Sans1" fo:font-weight="bold" officeooo:rsid="00d7ed1d" fo:background-color="transparent" loext:char-shading-value="0" style:font-weight-asian="bold" style:font-weight-complex="bold"/>
    </style:style>
    <style:style style:name="T19" style:family="text">
      <style:text-properties style:font-name="PT Sans1" fo:font-weight="bold" officeooo:rsid="00d9cfe8" fo:background-color="transparent" loext:char-shading-value="0" style:font-weight-asian="bold" style:font-weight-complex="bold"/>
    </style:style>
    <style:style style:name="T20" style:family="text">
      <style:text-properties style:font-name="PT Sans1" fo:font-weight="bold" officeooo:rsid="00d8dcf2" fo:background-color="transparent" loext:char-shading-value="0" style:font-weight-asian="bold" style:font-weight-complex="bold"/>
    </style:style>
    <style:style style:name="T21" style:family="text">
      <style:text-properties style:font-name="PT Sans1" fo:font-weight="normal" officeooo:rsid="00d4d7f3" fo:background-color="transparent" loext:char-shading-value="0" style:font-weight-asian="normal" style:font-weight-complex="normal"/>
    </style:style>
    <style:style style:name="T22" style:family="text">
      <style:text-properties style:font-name="PT Sans1" fo:font-weight="normal" officeooo:rsid="00d6515d" fo:background-color="transparent" loext:char-shading-value="0" style:font-weight-asian="normal" style:font-weight-complex="normal"/>
    </style:style>
    <style:style style:name="T23" style:family="text">
      <style:text-properties style:font-name="PT Sans1" fo:font-size="5pt" fo:font-weight="normal" officeooo:rsid="00c4f445" fo:background-color="transparent" loext:char-shading-value="0" style:font-size-asian="5pt" style:font-weight-asian="normal" style:font-size-complex="5pt" style:font-weight-complex="normal"/>
    </style:style>
    <style:style style:name="T24" style:family="text">
      <style:text-properties style:font-name="PT Sans1" fo:font-size="5pt" fo:font-weight="normal" officeooo:rsid="00d7ed1d" fo:background-color="transparent" loext:char-shading-value="0" style:font-size-asian="5pt" style:font-weight-asian="normal" style:font-size-complex="5pt" style:font-weight-complex="normal"/>
    </style:style>
    <style:style style:name="T25" style:family="text">
      <style:text-properties style:font-name="PT Sans1" fo:font-size="10pt" fo:font-weight="normal" officeooo:rsid="00d7ed1d" fo:background-color="transparent" loext:char-shading-value="0" style:font-size-asian="10pt" style:font-weight-asian="normal" style:font-size-complex="10pt" style:font-weight-complex="normal"/>
    </style:style>
    <style:style style:name="T26" style:family="text">
      <style:text-properties style:font-name="PT Sans1" fo:font-size="10pt" fo:font-weight="normal" officeooo:rsid="00da363f" fo:background-color="transparent" loext:char-shading-value="0" style:font-size-asian="10pt" style:font-weight-asian="normal" style:font-size-complex="10pt" style:font-weight-complex="normal"/>
    </style:style>
    <style:style style:name="T27" style:family="text">
      <style:text-properties style:font-name="PT Sans1" fo:font-size="12pt" fo:font-weight="normal" officeooo:rsid="00c4f445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style:font-name="PT Sans1" fo:font-size="12pt" officeooo:rsid="00d7ed1d" fo:background-color="transparent" loext:char-shading-value="0" style:font-size-asian="12pt" style:font-size-complex="12pt"/>
    </style:style>
    <style:style style:name="T29" style:family="text">
      <style:text-properties officeooo:rsid="00cfb5de"/>
    </style:style>
    <style:style style:name="T30" style:family="text">
      <style:text-properties style:text-position="super 58%" officeooo:rsid="00cfb5de"/>
    </style:style>
    <style:style style:name="T31" style:family="text">
      <style:text-properties officeooo:rsid="00d4d7f3"/>
    </style:style>
    <style:style style:name="T32" style:family="text">
      <style:text-properties officeooo:rsid="00d6515d"/>
    </style:style>
    <style:style style:name="T33" style:family="text">
      <style:text-properties fo:font-size="5pt" style:font-size-asian="5pt" style:font-size-complex="5pt"/>
    </style:style>
    <style:style style:name="T34" style:family="text">
      <style:text-properties officeooo:rsid="00df3b5a"/>
    </style:style>
    <style:style style:name="T35" style:family="text">
      <style:text-properties fo:font-size="12pt" style:font-size-asian="12pt" style:font-size-complex="12pt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9">F</text:span>ísica – 4º año | <text:span text:style-name="T29">1</text:span><text:span text:style-name="T30">er</text:span><text:span text:style-name="T29"> Evaluación | Tema 1</text:span></text:p>
      <text:p text:style-name="P8"><text:span text:style-name="T8">Apellido y nombre: _______________________________________________________________________________________ </text:span><text:span text:style-name="T9">Fecha: ____/____/____<text:line-break/><text:line-break/></text:span><text:span text:style-name="T10">[1]</text:span><text:span text:style-name="T14"> </text:span><text:span text:style-name="T13">El error al medir un objeto es </text:span><text:span text:style-name="T15">2</text:span><text:span text:style-name="T13">%. Si el valor más probable es 1</text:span><text:span text:style-name="T12">0</text:span><text:span text:style-name="T13"> cm, calcular:<text:line-break/></text:span><text:span text:style-name="T21">a) </text:span><text:span text:style-name="T22">E</text:span>rror absoluto<text:line-break/><text:span text:style-name="T31">b) V</text:span>alor aproximado <text:span text:style-name="T32">de la medición<text:line-break/>c) L</text:span>ímites de la medición (valor máximo y mínimo)<text:line-break/><text:span text:style-name="T35"><text:line-break/></text:span><text:span text:style-name="T10">[</text:span><text:span text:style-name="T11">2</text:span><text:span text:style-name="T10">]</text:span><text:span text:style-name="T11"> </text:span><text:span text:style-name="T12">Se tiene un rectángulo de lados </text:span><text:span text:style-name="T12"><draw:g text:anchor-type="as-char" svg:y="-0.28cm" draw:z-index="4" draw:style-name="gr1"><svg:title>TexMaths</svg:title><svg:desc>12§display§x_1 = 30 cm §svg§600§FALSE§</svg:desc><draw:polygon draw:style-name="gr2" draw:text-style-name="P14" svg:width="1.96cm" svg:height="0.334cm" svg:x="0cm" svg:y="0.012cm" svg:viewBox="0 0 1961 335" draw:points="981,335 0,335 0,0 1961,0 1961,335"><text:p/></draw:polygon><draw:path draw:style-name="gr3" draw:text-style-name="P15" svg:width="0.21cm" svg:height="0.191cm" svg:x="0.012cm" svg:y="0.093cm" svg:viewBox="0 0 211 192" svg:d="M130 60c2-12 12-50 42-50 2 0 12 0 20 4-11 3-19 14-19 23 0 7 3 16 15 16 10 0 23-9 23-25 0-22-25-28-39-28-24 0-40 23-45 32-11-27-33-32-45-32-45 0-69 55-69 65 0 5 4 5 5 5 4 0 5-1 6-5 14-45 42-55 56-55 9 0 23 3 23 27 0 14-7 42-23 102-6 27-21 44-39 44-4 0-13 0-22-5 11-2 21-11 21-23s-10-16-17-16c-12 0-23 13-23 26 0 19 22 27 40 27 28 0 43-30 44-32 6 16 20 32 47 32 43 0 67-54 67-65 0-4-4-4-5-4-3 0-5 2-6 4-13 46-42 56-56 56-17 0-23-13-23-28 0-10 2-18 7-37z"><text:p/></draw:path><draw:path draw:style-name="gr3" draw:text-style-name="P15" svg:width="0.108cm" svg:height="0.196cm" svg:x="0.272cm" svg:y="0.147cm" svg:viewBox="0 0 109 197" svg:d="M67 8c0-8 0-8-8-8-19 19-47 19-59 19v11c7 0 26 0 43-8v151c0 10 0 13-30 13h-11v11c5 0 42-1 53-1 10 0 47 1 54 1v-11h-12c-30 0-30-3-30-13z"><text:p/></draw:path><draw:path draw:style-name="gr3" draw:text-style-name="P15" svg:width="0.281cm" svg:height="0.099cm" svg:x="0.57cm" svg:y="0.126cm" svg:viewBox="0 0 282 100" svg:d="M268 17c6 0 14 0 14-9 0-8-8-8-14-8h-254c-6 0-14 0-14 8 0 9 8 9 14 9zM268 100c6 0 14 0 14-9 0-8-8-8-14-8h-254c-6 0-14 0-14 8 0 9 8 9 14 9z"><text:p/></draw:path><draw:path draw:style-name="gr3" draw:text-style-name="P15" svg:width="0.175cm" svg:height="0.291cm" svg:x="1.008cm" svg:y="0cm" svg:viewBox="0 0 176 292" svg:d="M106 133c34-12 58-40 58-74 0-35-37-59-78-59-43 0-74 25-74 58 0 14 8 21 22 21 13 0 21-8 21-21 0-21-20-21-26-21 13-21 41-26 56-26 17 0 41 9 41 47 0 6-1 30-12 49-13 20-28 22-38 22-3 0-14 1-16 1-4 0-7 1-7 5s3 4 11 4h18c34 0 50 29 50 71 0 58-29 70-48 70-18 0-49-7-65-32 16 2 29-8 29-23 0-16-12-24-24-24-11 0-24 6-24 24 0 40 40 67 86 67 52 0 90-38 90-82 0-34-26-68-70-77z"><text:p/></draw:path><draw:path draw:style-name="gr3" draw:text-style-name="P15" svg:width="0.178cm" svg:height="0.291cm" svg:x="1.216cm" svg:y="0cm" svg:viewBox="0 0 179 292" svg:d="M179 147c0-34-3-68-17-99-19-41-54-48-72-48-26 0-56 11-74 51-14 28-16 62-16 96 0 32 1 69 19 102 18 35 49 43 70 43 23 0 55-9 74-49 13-29 16-63 16-96zM89 283c-16 0-41-11-49-52-5-25-5-64-5-89 0-28 0-55 3-78 9-51 40-54 51-54 14 0 42 7 50 49 5 24 5 56 5 83 0 31 0 60-5 88-7 39-31 53-50 53z"><text:p/></draw:path><draw:path draw:style-name="gr3" draw:text-style-name="P15" svg:width="0.165cm" svg:height="0.191cm" svg:x="1.427cm" svg:y="0.093cm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5" svg:width="0.346cm" svg:height="0.191cm" svg:x="1.604cm" svg:y="0.093cm" svg:viewBox="0 0 347 192" svg:d="M25 162c-1 8-3 17-3 20 0 7 6 10 12 10 4 0 12-3 15-12 0 0 6-20 9-31l8-38c2-9 6-18 7-28 3-7 6-20 6-22 6-13 29-51 69-51 19 0 22 15 22 30 0 9-2 21-6 35l-12 49-8 32c-1 9-5 23-5 26 0 7 6 10 12 10 13 0 16-10 19-24 6-24 22-85 26-102 1-6 24-56 69-56 18 0 23 14 23 30 0 24-18 72-26 95-4 9-5 14-5 23 0 20 14 34 34 34 40 0 56-61 56-65s-4-4-5-4c-5 0-5 1-7 8-6 22-20 52-44 52-7 0-9-4-9-13 0-11 3-22 7-31 8-22 26-69 26-93 0-28-16-46-49-46-31 0-52 19-68 41-1-5-2-19-14-30-10-9-24-11-34-11-38 0-60 28-67 37-1-24-19-37-39-37-19 0-27 17-31 24-7 16-13 40-13 41 0 5 5 5 5 5 5 0 5 0 7-10 7-30 16-50 31-50 7 0 13 3 13 19 0 8-1 13-7 36z"><text:p/></draw:path></draw:g></text:span><text:span text:style-name="T12"> y </text:span><text:span text:style-name="T12"><draw:g text:anchor-type="as-char" svg:y="-0.28cm" draw:z-index="5" draw:style-name="gr1"><svg:title>TexMaths</svg:title><svg:desc>12§display§x_2 = 10 cm§svg§600§FALSE§</svg:desc><draw:polygon draw:style-name="gr2" draw:text-style-name="P14" svg:width="1.96cm" svg:height="0.334cm" svg:x="0cm" svg:y="0.012cm" svg:viewBox="0 0 1961 335" draw:points="981,335 0,335 0,0 1961,0 1961,335"><text:p/></draw:polygon><draw:path draw:style-name="gr3" draw:text-style-name="P15" svg:width="0.21cm" svg:height="0.191cm" svg:x="0.012cm" svg:y="0.093cm" svg:viewBox="0 0 211 192" svg:d="M130 60c2-12 12-50 42-50 2 0 12 0 20 4-11 3-19 14-19 23 0 7 3 16 15 16 10 0 23-9 23-25 0-22-25-28-39-28-24 0-40 23-45 32-11-27-33-32-45-32-45 0-69 55-69 65 0 5 4 5 5 5 4 0 5-1 6-5 14-45 42-55 56-55 9 0 23 3 23 27 0 14-7 42-23 102-6 27-21 44-39 44-4 0-13 0-22-5 11-2 21-11 21-23s-10-16-17-16c-12 0-23 13-23 26 0 19 22 27 40 27 28 0 43-30 44-32 6 16 20 32 47 32 43 0 67-54 67-65 0-4-4-4-5-4-3 0-5 2-6 4-13 46-42 56-56 56-17 0-23-13-23-28 0-10 2-18 7-37z"><text:p/></draw:path><draw:path draw:style-name="gr3" draw:text-style-name="P15" svg:width="0.131cm" svg:height="0.196cm" svg:x="0.259cm" svg:y="0.147cm" svg:viewBox="0 0 132 197" svg:d="M132 143h-11c0 7-3 24-7 28-2 1-25 1-30 1h-54c31-28 41-36 59-49 23-18 43-36 43-65 0-36-32-58-70-58-37 0-62 26-62 53 0 16 13 17 16 17 7 0 15-5 15-16 0-5-1-16-17-16 9-21 29-27 44-27 30 0 45 23 45 47 0 26-19 47-29 57l-72 71c-2 3-2 3-2 11h122z"><text:p/></draw:path><draw:path draw:style-name="gr3" draw:text-style-name="P15" svg:width="0.281cm" svg:height="0.099cm" svg:x="0.57cm" svg:y="0.126cm" svg:viewBox="0 0 282 100" svg:d="M268 17c6 0 14 0 14-9 0-8-8-8-14-8h-254c-6 0-14 0-14 8 0 9 8 9 14 9zM268 100c6 0 14 0 14-9 0-8-8-8-14-8h-254c-6 0-14 0-14 8 0 9 8 9 14 9z"><text:p/></draw:path><draw:path draw:style-name="gr3" draw:text-style-name="P15" svg:width="0.139cm" svg:height="0.282cm" svg:x="1.028cm" svg:y="0cm" svg:viewBox="0 0 140 283" svg:d="M88 11c0-10 0-11-10-11-26 28-65 28-78 28v13c8 0 34 0 55-12v220c0 16-1 20-39 20h-14v14c16-2 52-2 70-2 17 0 54 0 68 2v-14h-13c-38 0-39-4-39-20z"><text:p/></draw:path><draw:path draw:style-name="gr3" draw:text-style-name="P15" svg:width="0.178cm" svg:height="0.291cm" svg:x="1.216cm" svg:y="0cm" svg:viewBox="0 0 179 292" svg:d="M179 147c0-34-3-68-17-99-19-41-54-48-72-48-26 0-56 11-74 51-14 28-16 62-16 96 0 32 1 69 19 102 18 35 49 43 70 43 23 0 55-9 74-49 13-29 16-63 16-96zM89 283c-16 0-41-11-49-52-5-25-5-64-5-89 0-28 0-55 3-78 9-51 40-54 51-54 14 0 42 7 50 49 5 24 5 56 5 83 0 31 0 60-5 88-7 39-31 53-50 53z"><text:p/></draw:path><draw:path draw:style-name="gr3" draw:text-style-name="P15" svg:width="0.165cm" svg:height="0.191cm" svg:x="1.427cm" svg:y="0.093cm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5" svg:width="0.346cm" svg:height="0.191cm" svg:x="1.604cm" svg:y="0.093cm" svg:viewBox="0 0 347 192" svg:d="M25 162c-1 8-3 17-3 20 0 7 6 10 12 10 4 0 12-3 15-12 0 0 6-20 9-31l8-38c2-9 6-18 7-28 3-7 6-20 6-22 6-13 29-51 69-51 19 0 22 15 22 30 0 9-2 21-6 35l-12 49-8 32c-1 9-5 23-5 26 0 7 6 10 12 10 13 0 16-10 19-24 6-24 22-85 26-102 1-6 24-56 69-56 18 0 23 14 23 30 0 24-18 72-26 95-4 9-5 14-5 23 0 20 14 34 34 34 40 0 56-61 56-65s-4-4-5-4c-5 0-5 1-7 8-6 22-20 52-44 52-7 0-9-4-9-13 0-11 3-22 7-31 8-22 26-69 26-93 0-28-16-46-49-46-31 0-52 19-68 41-1-5-2-19-14-30-10-9-24-11-34-11-38 0-60 28-67 37-1-24-19-37-39-37-19 0-27 17-31 24-7 16-13 40-13 41 0 5 5 5 5 5 5 0 5 0 7-10 7-30 16-50 31-50 7 0 13 3 13 19 0 8-1 13-7 36z"><text:p/></draw:path></draw:g></text:span><text:span text:style-name="T12"> teniendo ambas mediciones un error de </text:span><text:span text:style-name="T12"><draw:g text:anchor-type="as-char" svg:y="-0.28cm" draw:z-index="2" draw:style-name="gr1"><svg:title>TexMaths</svg:title><svg:desc>12§display§\pm 0,5§svg§600§FALSE§</svg:desc><draw:polygon draw:style-name="gr2" draw:text-style-name="P14" svg:width="0.935cm" svg:height="0.352cm" svg:x="0cm" svg:y="0.012cm" svg:viewBox="0 0 936 353" draw:points="469,353 0,353 0,0 936,0 936,353"><text:p/></draw:polygon><draw:path draw:style-name="gr3" draw:text-style-name="P15" svg:width="0.281cm" svg:height="0.28cm" svg:x="0.023cm" svg:y="0cm" svg:viewBox="0 0 282 281" svg:d="M150 150h118c7 0 14 0 14-9s-7-9-14-9h-118v-116c0-8 0-16-8-16-9 0-9 7-9 14v118h-119c-7 0-14 0-14 9s7 9 14 9h119v115h-119c-7 0-14 0-14 8s7 8 14 8h254c7 0 14 0 14-8s-7-8-14-8h-118z"><text:p/></draw:path><draw:path draw:style-name="gr3" draw:text-style-name="P15" svg:width="0.178cm" svg:height="0.29cm" svg:x="0.344cm" svg:y="0cm" svg:viewBox="0 0 179 291" svg:d="M179 146c0-33-2-67-17-98-19-41-54-48-72-48-26 0-56 11-74 50-14 29-16 63-16 96 0 32 1 70 19 102 18 35 49 43 70 43 23 0 55-10 74-49 14-29 16-62 16-96zM89 281c-16 0-41-10-49-51-5-25-5-64-5-89 0-27 0-55 3-78 9-50 40-53 51-53 14 0 42 7 50 49 5 24 5 56 5 82 0 31 0 60-5 88-7 39-31 52-50 52z"><text:p/></draw:path><draw:path draw:style-name="gr3" draw:text-style-name="P15" svg:width="0.049cm" svg:height="0.126cm" svg:x="0.574cm" svg:y="0.236cm" svg:viewBox="0 0 50 127" svg:d="M50 44c0-27-10-44-27-44-15 0-23 11-23 23 0 11 8 23 23 23 5 0 11-3 15-6 2-2 2-2 2-2 1 0 1 0 1 6 0 33-15 58-29 72-5 4-5 5-5 6 0 4 3 5 4 5 5 0 39-32 39-83z"><text:p/></draw:path><draw:path draw:style-name="gr3" draw:text-style-name="P15" svg:width="0.168cm" svg:height="0.29cm" svg:x="0.746cm" svg:y="0cm" svg:viewBox="0 0 169 291" svg:d="M169 196c0-50-34-92-80-92-21 0-39 6-54 22v-83c8 3 23 6 36 6 53 0 82-39 82-44 0-3-2-5-4-5 0 0-1 0-4 1-8 4-28 12-57 12-17 0-38-2-57-12-3-1-5-1-5-1-4 0-4 4-4 11v124c0 9 0 11 6 11 2 0 3-1 6-3 4-6 20-29 54-29 23 0 33 19 36 26 7 16 8 32 8 54 0 14 0 40-11 58-9 16-25 27-45 27-30 0-56-23-63-48 1 1 3 1 7 1 15 0 22-10 22-20 0-11-7-20-22-20-6 0-20 2-20 21 0 37 29 78 77 78 49 0 92-41 92-95z"><text:p/></draw:path></draw:g></text:span><text:span text:style-name="T12">. Calcular </text:span><text:span text:style-name="T16">el v</text:span><text:span text:style-name="T12">alor aproximado de la superficie.</text:span></text:p>
      <text:p text:style-name="P1"><text:span text:style-name="T27"><text:line-break/></text:span><text:span text:style-name="T1">[</text:span><text:span text:style-name="T3">3</text:span><text:span text:style-name="T1">]</text:span><text:span text:style-name="T2"> </text:span><text:span text:style-name="T5">Encontrá el valor de </text:span><text:span text:style-name="T5"><draw:g text:anchor-type="as-char" svg:y="-0.3cm" draw:z-index="3" draw:style-name="gr1"><svg:title>TexMaths</svg:title><svg:desc>12§display§R§svg§600§FALSE§</svg:desc><draw:polygon draw:style-name="gr2" draw:text-style-name="P14" svg:width="0.324cm" svg:height="0.288cm" svg:x="0cm" svg:y="0.001cm" svg:viewBox="0 0 325 289" draw:points="162,289 0,289 0,0 325,0 325,289"><text:p/></draw:polygon><draw:path draw:style-name="gr3" draw:text-style-name="P15" svg:width="0.302cm" svg:height="0.299cm" svg:x="0.017cm" svg:y="0cm" svg:viewBox="0 0 303 300" svg:d="M142 29c2-10 4-15 12-16 4 0 17 0 25 0 30 0 77 0 77 42 0 15-6 44-23 61-11 11-33 24-72 24h-47zM203 146c42-10 93-39 93-82 0-36-37-64-94-64h-120c-9 0-12 0-12 8 0 5 3 5 11 5 1 0 9 0 16 1 8 0 11 2 11 6 0 3 0 4-1 9l-56 228c-5 17-7 20-39 20-8 0-12 0-12 9 0 5 5 5 6 5 12 0 42-2 53-2 12 0 42 2 54 2 4 0 8 0 8-9 0-5-3-5-12-5-15 0-27 0-27-7 0-2 1-5 2-7l28-113h50c39 0 46 24 46 38 0 7-4 21-6 30-2 12-6 28-6 36 0 46 51 46 57 46 36 0 50-43 50-49 0-5-5-5-5-5-3 0-5 2-6 6-11 31-29 39-38 39-15 0-17-10-17-27 0-12 2-34 4-48 1-6 2-13 2-19 0-33-29-46-40-51z"><text:p/></draw:path></draw:g></text:span><text:span text:style-name="T3"> </text:span><text:span text:style-name="T4">expresando el resultado en notación científica y en metros</text:span><text:span text:style-name="T3">: <text:line-break/></text:span></text:p>
      <text:p text:style-name="P3"><draw:g text:anchor-type="paragraph" draw:z-index="6" draw:style-name="gr4"><svg:title>TexMaths</svg:title><svg:desc>12§display§R = \frac {1 dm + 5 cm}{1 km }§svg§600§FALSE§</svg:desc><draw:polygon draw:style-name="gr2" draw:text-style-name="P14" svg:width="3.015cm" svg:height="0.866cm" svg:x="0.002cm" svg:y="0.003cm" svg:viewBox="0 0 3016 867" draw:points="1507,867 0,867 0,0 3016,0 3016,867"><text:p/></draw:polygon><draw:path draw:style-name="gr3" draw:text-style-name="P15" svg:width="0.301cm" svg:height="0.297cm" svg:x="0.021cm" svg:y="0.292cm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draw:path draw:style-name="gr3" draw:text-style-name="P15" svg:width="0.281cm" svg:height="0.098cm" svg:x="0.465cm" svg:y="0.425cm" svg:viewBox="0 0 282 99" svg:d="M268 17c6 0 14 0 14-9 0-8-8-8-14-8h-254c-6 0-14 0-14 8 0 9 8 9 14 9zM268 99c6 0 14 0 14-8s-8-8-14-8h-254c-6 0-14 0-14 8s8 8 14 8z"><text:p/></draw:path><draw:path draw:style-name="gr3" draw:text-style-name="P15" svg:width="0.139cm" svg:height="0.281cm" svg:x="0.974cm" svg:y="0.014cm" svg:viewBox="0 0 140 282" svg:d="M88 11c0-10 0-11-10-11-26 28-65 28-78 28v13c8 0 34 0 55-12v219c0 16-1 20-39 20h-14v14c16-2 52-2 70-2 17 0 54 0 68 2v-14h-13c-38 0-39-4-39-20z"><text:p/></draw:path><draw:path draw:style-name="gr3" draw:text-style-name="P15" svg:width="0.201cm" svg:height="0.297cm" svg:x="1.164cm" svg:y="0.002cm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" svg:width="0.346cm" svg:height="0.191cm" svg:x="1.377cm" svg:y="0.108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" svg:width="0.281cm" svg:height="0.281cm" svg:x="1.852cm" svg:y="0.051cm" svg:viewBox="0 0 282 282" svg:d="M150 150h118c6 0 14 0 14-9s-8-9-14-9h-118v-118c0-6 0-14-8-14-10 0-10 8-10 14v118h-118c-6 0-14 0-14 9s8 9 14 9h118v117c0 6 0 15 10 15 8 0 8-9 8-15z"><text:p/></draw:path><draw:path draw:style-name="gr3" draw:text-style-name="P15" svg:width="0.168cm" svg:height="0.29cm" svg:x="2.27cm" svg:y="0.014cm" svg:viewBox="0 0 169 291" svg:d="M169 197c0-51-35-93-80-93-21 0-39 6-54 22v-83c8 3 23 6 36 6 53 0 81-39 81-44 0-3-1-5-3-5 0 0-1 0-4 1-8 4-29 12-57 12-17 0-38-2-57-12-3-1-5-1-5-1-4 0-4 4-4 11v124c0 9 0 11 6 11 2 0 3-1 6-3 3-6 20-29 54-29 22 0 33 19 36 26 7 16 8 33 8 54 0 15 0 40-11 58-9 16-25 27-45 27-30 0-56-23-63-48 1 2 3 2 7 2 15 0 22-11 22-21 0-11-7-20-22-20-6 0-20 2-20 21 0 37 29 78 77 78 49 0 92-41 92-94z"><text:p/></draw:path><draw:path draw:style-name="gr3" draw:text-style-name="P15" svg:width="0.165cm" svg:height="0.191cm" svg:x="2.475cm" svg:y="0.108cm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ath draw:style-name="gr3" draw:text-style-name="P15" svg:width="0.346cm" svg:height="0.191cm" svg:x="2.651cm" svg:y="0.108cm" svg:viewBox="0 0 347 192" svg:d="M25 162c-1 7-3 17-3 19 0 7 6 11 12 11 4 0 12-4 15-12 0 0 6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olygon draw:style-name="gr3" draw:text-style-name="P15" svg:width="2.08cm" svg:height="0.017cm" svg:x="0.935cm" svg:y="0.466cm" svg:viewBox="0 0 2081 18" draw:points="1040,18 0,18 0,0 2081,0 2081,18"><text:p/></draw:polygon><draw:path draw:style-name="gr3" draw:text-style-name="P15" svg:width="0.139cm" svg:height="0.281cm" svg:x="1.606cm" svg:y="0.589cm" svg:viewBox="0 0 140 282" svg:d="M88 11c0-10 0-11-10-11-26 28-65 28-78 28v13c8 0 34 0 55-12v219c0 16-1 20-39 20h-14v14c16-2 52-2 70-2 17 0 54 0 68 2v-14h-13c-38 0-39-4-39-20z"><text:p/></draw:path><draw:path draw:style-name="gr3" draw:text-style-name="P15" svg:width="0.191cm" svg:height="0.297cm" svg:x="1.802cm" svg:y="0.576cm" svg:viewBox="0 0 192 298" svg:d="M98 5c0 0 0-5-6-5-9 0-40 4-51 5-4 0-7 0-7 8 0 5 3 5 9 5 21 0 22 2 22 7l-1 9-63 243c-1 6-1 7-1 9 0 10 8 12 12 12 6 0 12-3 14-9 3-4 22-82 24-92 15 1 50 8 50 36 0 3 0 4-2 8-1 6-1 11-1 15 0 26 17 42 39 42 13 0 24-7 33-22 11-18 16-42 16-43 0-4-4-4-5-4-5 0-5 1-6 7-8 31-19 53-37 53-9 0-13-5-13-21 0-7 1-16 2-22 2-7 2-10 2-13 0-28-26-40-63-45 13-8 27-21 37-31 20-23 40-41 60-41 4 0 4 0 5 0 5 1 5 1 8 4 1 0 1 1 3 1-22 1-26 18-26 23 0 7 5 15 17 15 11 0 23-9 23-26 0-12-10-26-29-26-12 0-31 3-61 37-16 15-31 33-48 39z"><text:p/></draw:path><draw:path draw:style-name="gr3" draw:text-style-name="P15" svg:width="0.346cm" svg:height="0.191cm" svg:x="2.023cm" svg:y="0.683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/draw:g></text:p>
      <text:p text:style-name="P1"><text:span text:style-name="T3"><text:line-break/></text:span><text:span text:style-name="T28"><text:line-break/></text:span><text:span text:style-name="T1">[</text:span><text:span text:style-name="T6">4</text:span><text:span text:style-name="T1">]</text:span><text:span text:style-name="T2"> </text:span><text:span text:style-name="T5">E</text:span><text:span text:style-name="T6">scribí cada una de las siguientes magnitudes </text:span><text:span text:style-name="T7">en formato decimal </text:span><text:span text:style-name="T6">sin utilizar prefijos: </text:span></text:p>
      <text:p text:style-name="P11"/>
      <text:p text:style-name="P3"><text:span text:style-name="T3">a</text:span><text:span text:style-name="T6">) </text:span><text:span text:style-name="T6"><draw:g text:anchor-type="as-char" svg:y="-0.293cm" draw:z-index="0" draw:style-name="gr1"><svg:title>TexMaths</svg:title><svg:desc>12§display§5 ns§svg§600§FALSE§</svg:desc><draw:polygon draw:style-name="gr2" draw:text-style-name="P14" svg:width="0.658cm" svg:height="0.272cm" svg:x="0cm" svg:y="0.01cm" svg:viewBox="0 0 659 273" draw:points="330,273 0,273 0,0 659,0 659,273"><text:p/></draw:polygon><draw:path draw:style-name="gr3" draw:text-style-name="P15" svg:width="0.168cm" svg:height="0.291cm" svg:x="0.022cm" svg:y="0cm" svg:viewBox="0 0 169 292" svg:d="M169 197c0-50-35-92-80-92-21 0-39 6-54 21v-83c8 3 23 6 36 6 52 0 81-39 81-44 0-3-1-5-3-5 0 0-2 0-4 1-8 4-29 12-57 12-17 0-38-2-57-12-3-1-5-1-5-1-4 0-4 4-4 11v125c0 8 0 11 6 11 2 0 3-1 6-4 4-6 20-29 54-29 22 0 33 20 35 27 8 15 9 32 9 54 0 14 0 40-11 58-10 16-25 27-45 27-30 0-56-23-63-48 1 1 3 1 7 1 15 0 22-10 22-20 0-11-7-21-22-21-6 0-20 3-20 22 0 37 29 78 77 78 49 0 92-41 92-95z"><text:p/></draw:path><draw:path draw:style-name="gr3" draw:text-style-name="P15" svg:width="0.228cm" svg:height="0.191cm" svg:x="0.222cm" svg:y="0.092cm" svg:viewBox="0 0 229 192" svg:d="M25 162c-1 8-3 17-3 20 0 7 6 10 12 10 4 0 13-3 15-12 0 0 6-20 9-31l8-38c4-9 6-18 7-28 3-7 6-20 6-22 6-13 29-51 70-51 19 0 22 15 22 30 0 25-21 80-27 98-4 10-5 15-5 20 0 20 16 34 35 34 39 0 55-61 55-64 0-5-4-5-5-5-3 0-3 1-6 8-8 29-23 52-43 52-7 0-11-4-11-13 0-11 5-22 9-30 8-23 25-70 25-94 0-29-18-46-48-46-39 0-59 28-66 37-2-24-20-37-40-37-19 0-27 17-31 24-7 14-13 40-13 41 0 5 5 5 5 5 5 0 5 0 7-10 7-30 16-50 31-50 9 0 13 4 13 19 0 8-1 13-7 36z"><text:p/></draw:path><draw:path draw:style-name="gr3" draw:text-style-name="P15" svg:width="0.155cm" svg:height="0.191cm" svg:x="0.484cm" svg:y="0.092cm" svg:viewBox="0 0 156 192" svg:d="M144 29c-12 0-21 9-21 19 0 6 4 12 14 12 9 0 19-7 19-24 0-18-18-36-51-36-56 0-71 43-71 63 0 32 32 39 44 42 21 3 44 8 44 32 0 11-9 46-61 46-6 0-38 0-48-22 16 1 27-11 27-23 0-9-8-14-16-14-11 0-24 8-24 28 0 24 24 40 61 40 68 0 85-51 85-69 0-16-8-27-13-32-12-12-24-14-43-18-14-3-31-6-31-25 0-13 9-38 46-38 11 0 33 2 39 19z"><text:p/></draw:path></draw:g></text:span><text:span text:style-name="T6"> <text:s text:c="5"/>b) </text:span><text:span text:style-name="T6"><draw:g text:anchor-type="as-char" svg:y="-0.383cm" draw:z-index="1" draw:style-name="gr1"><svg:title>TexMaths</svg:title><svg:desc>12§display§2x10^{3}ms§svg§600§FALSE§</svg:desc><draw:polygon draw:style-name="gr2" draw:text-style-name="P14" svg:width="1.625cm" svg:height="0.365cm" svg:x="0cm" svg:y="0.004cm" svg:viewBox="0 0 1626 366" draw:points="813,366 0,366 0,0 1626,0 1626,366"><text:p/></draw:polygon><draw:path draw:style-name="gr3" draw:text-style-name="P15" svg:width="0.168cm" svg:height="0.282cm" svg:x="0.022cm" svg:y="0.089cm" svg:viewBox="0 0 169 283" svg:d="M32 251l46-44c66-59 91-82 91-125 0-48-38-82-90-82-48 0-79 39-79 77 0 24 22 24 23 24 7 0 21-6 21-23 0-10-7-21-22-21-3 0-4 0-5 0 9-28 32-44 57-44 39 0 57 35 57 69 0 35-22 69-45 94l-81 92c-5 4-5 6-5 15h157l12-73h-11c-1 12-5 31-8 37-4 4-31 4-41 4z"><text:p/></draw:path><draw:path draw:style-name="gr3" draw:text-style-name="P15" svg:width="0.21cm" svg:height="0.192cm" svg:x="0.222cm" svg:y="0.185cm" svg:viewBox="0 0 211 193" svg:d="M129 60c3-12 12-50 42-50 3 0 12 0 21 4-11 3-19 14-19 23 0 8 3 16 15 16 10 0 23-8 23-25 0-22-25-28-40-28-24 0-39 23-44 33-11-28-33-33-45-33-45 0-69 55-69 65 0 5 4 5 5 5 4 0 5-1 6-5 14-45 42-55 56-55 9 0 23 3 23 27 0 14-7 43-23 103-6 26-21 43-39 43-4 0-13 0-22-5 11-2 21-10 21-22 0-13-10-16-17-16-12 0-23 12-23 25 0 19 22 28 40 28 28 0 43-30 44-33 6 16 20 33 47 33 43 0 67-54 67-65 0-5-4-5-5-5-4 0-5 2-6 5-13 46-42 55-56 55-17 0-23-13-23-27 0-10 2-19 7-38z"><text:p/></draw:path><draw:path draw:style-name="gr3" draw:text-style-name="P15" svg:width="0.139cm" svg:height="0.282cm" svg:x="0.487cm" svg:y="0.089cm" svg:viewBox="0 0 140 283" svg:d="M88 11c0-10 0-11-10-11-26 28-65 28-78 28v13c8 0 34 0 55-12v221c0 15-1 20-39 20h-14v13c16-1 52-1 70-1 17 0 54 0 68 1v-13h-13c-38 0-39-5-39-20z"><text:p/></draw:path><draw:path draw:style-name="gr3" draw:text-style-name="P15" svg:width="0.178cm" svg:height="0.292cm" svg:x="0.676cm" svg:y="0.089cm" svg:viewBox="0 0 179 293" svg:d="M179 147c0-34-3-67-17-99-19-41-54-48-72-48-26 0-56 11-74 51-14 29-16 62-16 96 0 33 1 70 19 103 18 35 49 43 70 43 23 0 55-10 74-49 13-29 16-63 16-97zM89 283c-16 0-41-11-49-52-5-25-5-63-5-89 0-27 0-55 3-78 9-51 40-54 51-54 14 0 42 7 50 49 5 24 5 57 5 83 0 32 0 61-5 88-7 40-31 53-50 53z"><text:p/></draw:path><draw:path draw:style-name="gr3" draw:text-style-name="P15" svg:width="0.136cm" svg:height="0.203cm" svg:x="0.886cm" svg:y="0cm" svg:viewBox="0 0 137 204" svg:d="M65 99c24 0 41 16 41 48 0 36-22 47-40 47-12 0-37-2-50-20 14 0 18-11 18-17 0-10-8-16-17-16s-17 5-17 17c0 28 31 46 67 46 41 0 70-28 70-57 0-24-20-47-52-54 31-11 42-34 42-52 0-23-26-41-60-41-32 0-57 16-57 40 0 11 6 15 15 15s15-6 15-14c0-10-6-16-15-16 10-13 30-17 42-17 13 0 31 8 31 33 0 13-3 27-12 36-9 11-18 12-32 12-7 1-8 1-10 1-1 0-3 0-3 4 0 5 3 5 8 5z"><text:p/></draw:path><draw:path draw:style-name="gr3" draw:text-style-name="P15" svg:width="0.345cm" svg:height="0.192cm" svg:x="1.071cm" svg:y="0.185cm" svg:viewBox="0 0 346 193" svg:d="M25 163c-1 7-3 17-3 19 0 7 6 11 12 11 4 0 12-4 15-12 0 0 6-21 9-32l8-38c2-9 6-18 7-28 3-7 6-20 6-22 6-13 29-51 68-51 20 0 23 15 23 30 0 9-2 21-6 35l-12 49-8 33c-1 8-5 23-5 25 0 7 6 11 12 11 13 0 16-11 19-24 6-24 22-86 25-103 2-6 24-56 70-56 18 0 23 14 23 30 0 24-18 72-27 95-3 10-4 14-4 23 0 20 14 35 34 35 40 0 55-62 55-65 0-5-3-5-4-5-5 0-5 1-7 8-6 22-20 52-44 52-7 0-9-3-9-13 0-11 3-22 7-30 8-23 26-70 26-94 0-28-16-46-49-46-31 0-53 19-68 41-1-5-3-19-15-30-9-9-24-11-33-11-38 0-60 28-67 37-1-24-19-37-39-37-19 0-27 17-31 24-7 16-13 40-13 41 0 5 5 5 5 5 5 0 5 0 7-10 7-30 16-50 31-50 7 0 13 3 13 19 0 8-1 13-7 36z"><text:p/></draw:path><draw:path draw:style-name="gr3" draw:text-style-name="P15" svg:width="0.155cm" svg:height="0.192cm" svg:x="1.45cm" svg:y="0.185cm" svg:viewBox="0 0 156 193" svg:d="M144 29c-12 0-21 10-21 19 0 6 4 12 14 12 9 0 19-7 19-24 0-18-18-36-50-36-57 0-72 43-72 63 0 32 32 39 44 42 22 3 44 8 44 32 0 11-10 46-61 46-6 0-38 0-48-21 16 1 27-11 27-23 0-10-8-15-16-15-11 0-24 9-24 28 0 24 24 41 61 41 68 0 85-52 85-70 0-16-8-27-13-31-12-12-24-15-43-18-14-4-31-6-31-26 0-13 9-38 47-38 10 0 32 2 38 19z"><text:p/></draw:path></draw:g></text:span></text:p>
      <text:p text:style-name="Standard"/>
      <text:p text:style-name="Standard"/>
      <text:p text:style-name="P10"/>
      <text:p text:style-name="P6"/>
      <text:p text:style-name="P7"><text:span text:style-name="T29">F</text:span>ísica – 4º año | <text:span text:style-name="T29">1</text:span><text:span text:style-name="T30">er</text:span><text:span text:style-name="T29"> Evaluación | Tema 2</text:span></text:p>
      <text:p text:style-name="P9"><text:span text:style-name="T8">Apellido y nombre: _______________________________________________________________________________________ </text:span><text:span text:style-name="T9">Fecha: ____/____/____<text:line-break/><text:line-break/></text:span><text:span text:style-name="T10">[1]</text:span><text:span text:style-name="T14"> </text:span><text:span text:style-name="T13">El error al medir un objeto es </text:span><text:span text:style-name="T17">2</text:span><text:span text:style-name="T13">%. Si el valor más probable es </text:span><text:span text:style-name="T17">2</text:span><text:span text:style-name="T12">0</text:span><text:span text:style-name="T13"> cm, calcular:<text:line-break/></text:span><text:span text:style-name="T21">a) </text:span><text:span text:style-name="T22">E</text:span>rror <text:span text:style-name="T34">absoluto</text:span><text:line-break/><text:span text:style-name="T31">b) V</text:span>alor aproximado <text:span text:style-name="T32">de la medición<text:line-break/>c) L</text:span>ímites de la medición (valor máximo y mínimo)<text:line-break/><text:line-break/><text:span text:style-name="T33"><text:line-break/></text:span><text:span text:style-name="T10">[</text:span><text:span text:style-name="T11">2</text:span><text:span text:style-name="T10">]</text:span><text:span text:style-name="T11"> </text:span><text:span text:style-name="T12">Se tiene un rectángulo de lados </text:span><text:span text:style-name="T12"><draw:g text:anchor-type="as-char" svg:y="-0.28cm" draw:z-index="9" draw:style-name="gr1"><svg:title>TexMaths</svg:title><svg:desc>12§display§x_1 = 20 cm §svg§600§FALSE§</svg:desc><draw:polygon draw:style-name="gr2" draw:text-style-name="P14" svg:width="1.96cm" svg:height="0.334cm" svg:x="0cm" svg:y="0.012cm" svg:viewBox="0 0 1961 335" draw:points="981,335 0,335 0,0 1961,0 1961,335"><text:p/></draw:polygon><draw:path draw:style-name="gr3" draw:text-style-name="P15" svg:width="0.21cm" svg:height="0.191cm" svg:x="0.012cm" svg:y="0.093cm" svg:viewBox="0 0 211 192" svg:d="M130 60c2-12 12-50 42-50 2 0 12 0 20 4-11 3-19 14-19 23 0 7 3 16 15 16 10 0 23-9 23-25 0-22-25-28-39-28-24 0-40 23-45 32-11-27-33-32-45-32-45 0-69 55-69 65 0 5 4 5 5 5 4 0 5-1 6-5 14-45 42-55 56-55 9 0 23 3 23 27 0 14-7 42-23 102-6 27-21 44-39 44-4 0-13 0-22-5 11-2 21-11 21-23s-10-16-17-16c-12 0-23 13-23 26 0 19 22 27 40 27 28 0 43-30 44-32 6 16 20 32 47 32 43 0 67-54 67-65 0-4-4-4-5-4-3 0-5 2-6 4-13 46-42 56-56 56-17 0-23-13-23-28 0-10 2-18 7-37z"><text:p/></draw:path><draw:path draw:style-name="gr3" draw:text-style-name="P15" svg:width="0.108cm" svg:height="0.196cm" svg:x="0.272cm" svg:y="0.147cm" svg:viewBox="0 0 109 197" svg:d="M67 8c0-8 0-8-8-8-19 19-47 19-59 19v11c7 0 26 0 43-8v151c0 10 0 13-30 13h-11v11c5 0 42-1 53-1 10 0 47 1 54 1v-11h-12c-30 0-30-3-30-13z"><text:p/></draw:path><draw:path draw:style-name="gr3" draw:text-style-name="P15" svg:width="0.281cm" svg:height="0.099cm" svg:x="0.57cm" svg:y="0.126cm" svg:viewBox="0 0 282 100" svg:d="M268 17c6 0 14 0 14-9 0-8-8-8-14-8h-254c-6 0-14 0-14 8 0 9 8 9 14 9zM268 100c6 0 14 0 14-9 0-8-8-8-14-8h-254c-6 0-14 0-14 8 0 9 8 9 14 9z"><text:p/></draw:path><draw:path draw:style-name="gr3" draw:text-style-name="P15" svg:width="0.168cm" svg:height="0.282cm" svg:x="1.011cm" svg:y="0cm" svg:viewBox="0 0 169 283" svg:d="M32 250l46-43c66-59 91-82 91-125 0-48-38-82-90-82-48 0-79 38-79 77 0 24 22 24 23 24 7 0 21-6 21-23 0-11-7-21-22-21-3 0-4 0-5 0 9-28 32-44 57-44 39 0 57 35 57 69 0 35-22 68-45 94l-81 91c-5 5-5 6-5 16h157l12-74h-11c-1 12-4 31-8 38-4 3-31 3-41 3z"><text:p/></draw:path><draw:path draw:style-name="gr3" draw:text-style-name="P15" svg:width="0.178cm" svg:height="0.291cm" svg:x="1.216cm" svg:y="0cm" svg:viewBox="0 0 179 292" svg:d="M179 147c0-34-3-68-17-99-19-41-54-48-72-48-26 0-56 11-74 51-14 28-16 62-16 96 0 32 1 69 19 102 18 35 49 43 70 43 23 0 55-9 74-49 13-29 16-63 16-96zM89 283c-16 0-41-11-49-52-5-25-5-64-5-89 0-28 0-55 3-78 9-51 40-54 51-54 14 0 42 7 50 49 5 24 5 56 5 83 0 31 0 60-5 88-7 39-31 53-50 53z"><text:p/></draw:path><draw:path draw:style-name="gr3" draw:text-style-name="P15" svg:width="0.165cm" svg:height="0.191cm" svg:x="1.427cm" svg:y="0.093cm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5" svg:width="0.346cm" svg:height="0.191cm" svg:x="1.604cm" svg:y="0.093cm" svg:viewBox="0 0 347 192" svg:d="M25 162c-1 8-3 17-3 20 0 7 6 10 12 10 4 0 12-3 15-12 0 0 6-20 9-31l8-38c2-9 6-18 7-28 3-7 6-20 6-22 6-13 29-51 69-51 19 0 22 15 22 30 0 9-2 21-6 35l-12 49-8 32c-1 9-5 23-5 26 0 7 6 10 12 10 13 0 16-10 19-24 6-24 22-85 26-102 1-6 24-56 69-56 18 0 23 14 23 30 0 24-18 72-26 95-4 9-5 14-5 23 0 20 14 34 34 34 40 0 56-61 56-65s-4-4-5-4c-5 0-5 1-7 8-6 22-20 52-44 52-7 0-9-4-9-13 0-11 3-22 7-31 8-22 26-69 26-93 0-28-16-46-49-46-31 0-52 19-68 41-1-5-2-19-14-30-10-9-24-11-34-11-38 0-60 28-67 37-1-24-19-37-39-37-19 0-27 17-31 24-7 16-13 40-13 41 0 5 5 5 5 5 5 0 5 0 7-10 7-30 16-50 31-50 7 0 13 3 13 19 0 8-1 13-7 36z"><text:p/></draw:path></draw:g></text:span><text:span text:style-name="T12"> y </text:span><text:span text:style-name="T12"><draw:g text:anchor-type="as-char" svg:y="-0.28cm" draw:z-index="10" draw:style-name="gr1"><svg:title>TexMaths</svg:title><svg:desc>12§display§x_2 = 10 cm§svg§600§FALSE§</svg:desc><draw:polygon draw:style-name="gr2" draw:text-style-name="P14" svg:width="1.96cm" svg:height="0.334cm" svg:x="0cm" svg:y="0.012cm" svg:viewBox="0 0 1961 335" draw:points="981,335 0,335 0,0 1961,0 1961,335"><text:p/></draw:polygon><draw:path draw:style-name="gr3" draw:text-style-name="P15" svg:width="0.21cm" svg:height="0.191cm" svg:x="0.012cm" svg:y="0.093cm" svg:viewBox="0 0 211 192" svg:d="M130 60c2-12 12-50 42-50 2 0 12 0 20 4-11 3-19 14-19 23 0 7 3 16 15 16 10 0 23-9 23-25 0-22-25-28-39-28-24 0-40 23-45 32-11-27-33-32-45-32-45 0-69 55-69 65 0 5 4 5 5 5 4 0 5-1 6-5 14-45 42-55 56-55 9 0 23 3 23 27 0 14-7 42-23 102-6 27-21 44-39 44-4 0-13 0-22-5 11-2 21-11 21-23s-10-16-17-16c-12 0-23 13-23 26 0 19 22 27 40 27 28 0 43-30 44-32 6 16 20 32 47 32 43 0 67-54 67-65 0-4-4-4-5-4-3 0-5 2-6 4-13 46-42 56-56 56-17 0-23-13-23-28 0-10 2-18 7-37z"><text:p/></draw:path><draw:path draw:style-name="gr3" draw:text-style-name="P15" svg:width="0.131cm" svg:height="0.196cm" svg:x="0.259cm" svg:y="0.147cm" svg:viewBox="0 0 132 197" svg:d="M132 143h-11c0 7-3 24-7 28-2 1-25 1-30 1h-54c31-28 41-36 59-49 23-18 43-36 43-65 0-36-32-58-70-58-37 0-62 26-62 53 0 16 13 17 16 17 7 0 15-5 15-16 0-5-1-16-17-16 9-21 29-27 44-27 30 0 45 23 45 47 0 26-19 47-29 57l-72 71c-2 3-2 3-2 11h122z"><text:p/></draw:path><draw:path draw:style-name="gr3" draw:text-style-name="P15" svg:width="0.281cm" svg:height="0.099cm" svg:x="0.57cm" svg:y="0.126cm" svg:viewBox="0 0 282 100" svg:d="M268 17c6 0 14 0 14-9 0-8-8-8-14-8h-254c-6 0-14 0-14 8 0 9 8 9 14 9zM268 100c6 0 14 0 14-9 0-8-8-8-14-8h-254c-6 0-14 0-14 8 0 9 8 9 14 9z"><text:p/></draw:path><draw:path draw:style-name="gr3" draw:text-style-name="P15" svg:width="0.139cm" svg:height="0.282cm" svg:x="1.028cm" svg:y="0cm" svg:viewBox="0 0 140 283" svg:d="M88 11c0-10 0-11-10-11-26 28-65 28-78 28v13c8 0 34 0 55-12v220c0 16-1 20-39 20h-14v14c16-2 52-2 70-2 17 0 54 0 68 2v-14h-13c-38 0-39-4-39-20z"><text:p/></draw:path><draw:path draw:style-name="gr3" draw:text-style-name="P15" svg:width="0.178cm" svg:height="0.291cm" svg:x="1.216cm" svg:y="0cm" svg:viewBox="0 0 179 292" svg:d="M179 147c0-34-3-68-17-99-19-41-54-48-72-48-26 0-56 11-74 51-14 28-16 62-16 96 0 32 1 69 19 102 18 35 49 43 70 43 23 0 55-9 74-49 13-29 16-63 16-96zM89 283c-16 0-41-11-49-52-5-25-5-64-5-89 0-28 0-55 3-78 9-51 40-54 51-54 14 0 42 7 50 49 5 24 5 56 5 83 0 31 0 60-5 88-7 39-31 53-50 53z"><text:p/></draw:path><draw:path draw:style-name="gr3" draw:text-style-name="P15" svg:width="0.165cm" svg:height="0.191cm" svg:x="1.427cm" svg:y="0.093cm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5" svg:width="0.346cm" svg:height="0.191cm" svg:x="1.604cm" svg:y="0.093cm" svg:viewBox="0 0 347 192" svg:d="M25 162c-1 8-3 17-3 20 0 7 6 10 12 10 4 0 12-3 15-12 0 0 6-20 9-31l8-38c2-9 6-18 7-28 3-7 6-20 6-22 6-13 29-51 69-51 19 0 22 15 22 30 0 9-2 21-6 35l-12 49-8 32c-1 9-5 23-5 26 0 7 6 10 12 10 13 0 16-10 19-24 6-24 22-85 26-102 1-6 24-56 69-56 18 0 23 14 23 30 0 24-18 72-26 95-4 9-5 14-5 23 0 20 14 34 34 34 40 0 56-61 56-65s-4-4-5-4c-5 0-5 1-7 8-6 22-20 52-44 52-7 0-9-4-9-13 0-11 3-22 7-31 8-22 26-69 26-93 0-28-16-46-49-46-31 0-52 19-68 41-1-5-2-19-14-30-10-9-24-11-34-11-38 0-60 28-67 37-1-24-19-37-39-37-19 0-27 17-31 24-7 16-13 40-13 41 0 5 5 5 5 5 5 0 5 0 7-10 7-30 16-50 31-50 7 0 13 3 13 19 0 8-1 13-7 36z"><text:p/></draw:path></draw:g></text:span><text:span text:style-name="T12"> teniendo ambas mediciones un error de </text:span><text:span text:style-name="T12"><draw:g text:anchor-type="as-char" svg:y="-0.28cm" draw:z-index="11" draw:style-name="gr1"><svg:title>TexMaths</svg:title><svg:desc>12§display§\pm 0,5§svg§600§FALSE§</svg:desc><draw:polygon draw:style-name="gr2" draw:text-style-name="P14" svg:width="0.935cm" svg:height="0.352cm" svg:x="0cm" svg:y="0.012cm" svg:viewBox="0 0 936 353" draw:points="469,353 0,353 0,0 936,0 936,353"><text:p/></draw:polygon><draw:path draw:style-name="gr3" draw:text-style-name="P15" svg:width="0.281cm" svg:height="0.28cm" svg:x="0.023cm" svg:y="0cm" svg:viewBox="0 0 282 281" svg:d="M150 150h118c7 0 14 0 14-9s-7-9-14-9h-118v-116c0-8 0-16-8-16-9 0-9 7-9 14v118h-119c-7 0-14 0-14 9s7 9 14 9h119v115h-119c-7 0-14 0-14 8s7 8 14 8h254c7 0 14 0 14-8s-7-8-14-8h-118z"><text:p/></draw:path><draw:path draw:style-name="gr3" draw:text-style-name="P15" svg:width="0.178cm" svg:height="0.29cm" svg:x="0.344cm" svg:y="0cm" svg:viewBox="0 0 179 291" svg:d="M179 146c0-33-2-67-17-98-19-41-54-48-72-48-26 0-56 11-74 50-14 29-16 63-16 96 0 32 1 70 19 102 18 35 49 43 70 43 23 0 55-10 74-49 14-29 16-62 16-96zM89 281c-16 0-41-10-49-51-5-25-5-64-5-89 0-27 0-55 3-78 9-50 40-53 51-53 14 0 42 7 50 49 5 24 5 56 5 82 0 31 0 60-5 88-7 39-31 52-50 52z"><text:p/></draw:path><draw:path draw:style-name="gr3" draw:text-style-name="P15" svg:width="0.049cm" svg:height="0.126cm" svg:x="0.574cm" svg:y="0.236cm" svg:viewBox="0 0 50 127" svg:d="M50 44c0-27-10-44-27-44-15 0-23 11-23 23 0 11 8 23 23 23 5 0 11-3 15-6 2-2 2-2 2-2 1 0 1 0 1 6 0 33-15 58-29 72-5 4-5 5-5 6 0 4 3 5 4 5 5 0 39-32 39-83z"><text:p/></draw:path><draw:path draw:style-name="gr3" draw:text-style-name="P15" svg:width="0.168cm" svg:height="0.29cm" svg:x="0.746cm" svg:y="0cm" svg:viewBox="0 0 169 291" svg:d="M169 196c0-50-34-92-80-92-21 0-39 6-54 22v-83c8 3 23 6 36 6 53 0 82-39 82-44 0-3-2-5-4-5 0 0-1 0-4 1-8 4-28 12-57 12-17 0-38-2-57-12-3-1-5-1-5-1-4 0-4 4-4 11v124c0 9 0 11 6 11 2 0 3-1 6-3 4-6 20-29 54-29 23 0 33 19 36 26 7 16 8 32 8 54 0 14 0 40-11 58-9 16-25 27-45 27-30 0-56-23-63-48 1 1 3 1 7 1 15 0 22-10 22-20 0-11-7-20-22-20-6 0-20 2-20 21 0 37 29 78 77 78 49 0 92-41 92-95z"><text:p/></draw:path></draw:g></text:span><text:span text:style-name="T12">. Calcular </text:span><text:span text:style-name="T16">el v</text:span><text:span text:style-name="T12">alor aproximado de la superficie.</text:span></text:p>
      <text:p text:style-name="P9"><text:span text:style-name="T21"><text:line-break/></text:span><text:span text:style-name="T23"><text:line-break/></text:span><text:span text:style-name="T10">[</text:span><text:span text:style-name="T18">3</text:span><text:span text:style-name="T10">]</text:span><text:span text:style-name="T14"> </text:span><text:span text:style-name="T19">Encontrá el valor de </text:span><text:span text:style-name="T19"><draw:g text:anchor-type="as-char" svg:y="-0.3cm" draw:z-index="12" draw:style-name="gr1"><svg:title>TexMaths</svg:title><svg:desc>12§display§R§svg§600§FALSE§</svg:desc><draw:polygon draw:style-name="gr2" draw:text-style-name="P14" svg:width="0.324cm" svg:height="0.288cm" svg:x="0cm" svg:y="0.001cm" svg:viewBox="0 0 325 289" draw:points="162,289 0,289 0,0 325,0 325,289"><text:p/></draw:polygon><draw:path draw:style-name="gr3" draw:text-style-name="P15" svg:width="0.302cm" svg:height="0.299cm" svg:x="0.017cm" svg:y="0cm" svg:viewBox="0 0 303 300" svg:d="M142 29c2-10 4-15 12-16 4 0 17 0 25 0 30 0 77 0 77 42 0 15-6 44-23 61-11 11-33 24-72 24h-47zM203 146c42-10 93-39 93-82 0-36-37-64-94-64h-120c-9 0-12 0-12 8 0 5 3 5 11 5 1 0 9 0 16 1 8 0 11 2 11 6 0 3 0 4-1 9l-56 228c-5 17-7 20-39 20-8 0-12 0-12 9 0 5 5 5 6 5 12 0 42-2 53-2 12 0 42 2 54 2 4 0 8 0 8-9 0-5-3-5-12-5-15 0-27 0-27-7 0-2 1-5 2-7l28-113h50c39 0 46 24 46 38 0 7-4 21-6 30-2 12-6 28-6 36 0 46 51 46 57 46 36 0 50-43 50-49 0-5-5-5-5-5-3 0-5 2-6 6-11 31-29 39-38 39-15 0-17-10-17-27 0-12 2-34 4-48 1-6 2-13 2-19 0-33-29-46-40-51z"><text:p/></draw:path></draw:g></text:span><text:span text:style-name="T18"> </text:span><text:span text:style-name="T20">expresando el resultado en notación científica y en metros</text:span><text:span text:style-name="T18">: </text:span></text:p>
      <text:p text:style-name="P4"><draw:g text:anchor-type="paragraph" draw:z-index="13" draw:style-name="gr4"><svg:title>TexMaths</svg:title><svg:desc>12§display§R = \frac {2 cm + 1 dm}{1 km }§svg§600§FALSE§</svg:desc><draw:polygon draw:style-name="gr2" draw:text-style-name="P14" svg:width="3.015cm" svg:height="0.866cm" svg:x="0.002cm" svg:y="0.342cm" svg:viewBox="0 0 3016 867" draw:points="1507,867 0,867 0,0 3016,0 3016,867"><text:p/></draw:polygon><draw:path draw:style-name="gr3" draw:text-style-name="P15" svg:width="0.301cm" svg:height="0.297cm" svg:x="0.021cm" svg:y="0.629cm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draw:path draw:style-name="gr3" draw:text-style-name="P15" svg:width="0.281cm" svg:height="0.098cm" svg:x="0.465cm" svg:y="0.762cm" svg:viewBox="0 0 282 99" svg:d="M268 17c6 0 14 0 14-9 0-8-8-8-14-8h-254c-6 0-14 0-14 8 0 9 8 9 14 9zM268 99c6 0 14 0 14-8s-8-8-14-8h-254c-6 0-14 0-14 8s8 8 14 8z"><text:p/></draw:path><draw:path draw:style-name="gr3" draw:text-style-name="P15" svg:width="0.168cm" svg:height="0.281cm" svg:x="0.957cm" svg:y="0.351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5" svg:width="0.165cm" svg:height="0.191cm" svg:x="1.164cm" svg:y="0.445cm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ath draw:style-name="gr3" draw:text-style-name="P15" svg:width="0.346cm" svg:height="0.191cm" svg:x="1.34cm" svg:y="0.445cm" svg:viewBox="0 0 347 192" svg:d="M25 162c-1 7-3 17-3 19 0 7 6 11 12 11 4 0 12-4 15-12 0 0 6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" svg:width="0.281cm" svg:height="0.281cm" svg:x="1.815cm" svg:y="0.387cm" svg:viewBox="0 0 282 282" svg:d="M150 150h118c6 0 14 0 14-9s-8-9-14-9h-118v-118c0-6 0-14-8-14-9 0-10 8-10 14v118h-118c-6 0-14 0-14 9s8 9 14 9h118v117c0 6 0 15 10 15 8 0 8-9 8-15z"><text:p/></draw:path><draw:path draw:style-name="gr3" draw:text-style-name="P15" svg:width="0.139cm" svg:height="0.281cm" svg:x="2.248cm" svg:y="0.351cm" svg:viewBox="0 0 140 282" svg:d="M88 11c0-10 0-11-10-11-26 28-65 28-78 28v13c8 0 34 0 55-12v219c0 16-1 20-39 20h-14v14c16-2 52-2 70-2 17 0 54 0 68 2v-14h-13c-38 0-39-4-39-20z"><text:p/></draw:path><draw:path draw:style-name="gr3" draw:text-style-name="P15" svg:width="0.201cm" svg:height="0.297cm" svg:x="2.438cm" svg:y="0.339cm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" svg:width="0.346cm" svg:height="0.191cm" svg:x="2.651cm" svg:y="0.445cm" svg:viewBox="0 0 347 192" svg:d="M25 162c-1 7-3 17-3 19 0 7 6 11 12 11 4 0 12-4 15-12 0 0 6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olygon draw:style-name="gr3" draw:text-style-name="P15" svg:width="2.08cm" svg:height="0.017cm" svg:x="0.935cm" svg:y="0.803cm" svg:viewBox="0 0 2081 18" draw:points="1040,18 0,18 0,0 2081,0 2081,18"><text:p/></draw:polygon><draw:path draw:style-name="gr3" draw:text-style-name="P15" svg:width="0.139cm" svg:height="0.281cm" svg:x="1.606cm" svg:y="0.926cm" svg:viewBox="0 0 140 282" svg:d="M88 11c0-10 0-11-10-11-26 28-65 28-78 28v13c8 0 34 0 55-12v219c0 16-1 20-39 20h-14v14c16-2 52-2 70-2 17 0 54 0 68 2v-14h-13c-38 0-39-4-39-20z"><text:p/></draw:path><draw:path draw:style-name="gr3" draw:text-style-name="P15" svg:width="0.191cm" svg:height="0.297cm" svg:x="1.802cm" svg:y="0.913cm" svg:viewBox="0 0 192 298" svg:d="M98 5c0 0 0-5-6-5-9 0-40 4-51 5-4 0-7 0-7 8 0 5 3 5 9 5 21 0 22 2 22 7l-1 9-63 243c-1 6-1 7-1 9 0 10 8 12 12 12 6 0 12-3 14-9 3-4 22-82 24-92 15 1 50 8 50 36 0 3 0 4-2 8-1 6-1 11-1 15 0 26 17 42 39 42 13 0 24-7 33-22 11-18 16-42 16-43 0-4-4-4-5-4-5 0-5 1-6 7-8 31-19 53-37 53-9 0-13-5-13-21 0-7 1-16 2-22 2-7 2-10 2-13 0-28-26-40-63-45 13-8 27-21 37-31 20-23 40-41 60-41 4 0 4 0 5 0 5 1 5 1 8 4 1 0 1 1 3 1-22 1-26 18-26 23 0 7 5 15 17 15 11 0 23-9 23-26 0-12-10-26-29-26-12 0-31 3-61 37-16 15-31 33-48 39z"><text:p/></draw:path><draw:path draw:style-name="gr3" draw:text-style-name="P15" svg:width="0.346cm" svg:height="0.191cm" svg:x="2.023cm" svg:y="1.019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/draw:g><text:line-break/></text:p>
      <text:p text:style-name="P4"><text:line-break/></text:p>
      <text:p text:style-name="P4"/>
      <text:p text:style-name="P2"><text:span text:style-name="T24"><text:line-break/></text:span><text:span text:style-name="T1">[</text:span><text:span text:style-name="T6">4</text:span><text:span text:style-name="T1">]</text:span><text:span text:style-name="T2"> </text:span><text:span text:style-name="T5">E</text:span><text:span text:style-name="T6">scribí cada una de las siguientes magnitudes </text:span><text:span text:style-name="T7">en formato decimal </text:span><text:span text:style-name="T6">sin utilizar prefijos: </text:span></text:p>
      <text:p text:style-name="P12"/>
      <text:p text:style-name="Text_20_body"><text:span text:style-name="T25">a</text:span><text:span text:style-name="T26">) </text:span><text:span text:style-name="T26"><draw:g text:anchor-type="as-char" svg:y="-0.28cm" draw:z-index="7" draw:style-name="gr1"><svg:title>TexMaths</svg:title><svg:desc>12§display§5 ps§svg§600§FALSE§</svg:desc><draw:polygon draw:style-name="gr2" draw:text-style-name="P14" svg:width="0.617cm" svg:height="0.352cm" svg:x="0cm" svg:y="0.012cm" svg:viewBox="0 0 618 353" draw:points="309,353 0,353 0,0 618,0 618,353"><text:p/></draw:polygon><draw:path draw:style-name="gr3" draw:text-style-name="P15" svg:width="0.168cm" svg:height="0.29cm" svg:x="0.022cm" svg:y="0cm" svg:viewBox="0 0 169 291" svg:d="M169 196c0-50-35-92-80-92-21 0-39 6-54 22v-83c8 3 23 6 36 6 52 0 81-39 81-44 0-3-1-5-3-5 0 0-2 0-4 1-8 4-29 12-58 12-16 0-37-2-56-12-3-1-5-1-5-1-4 0-4 4-4 11v124c0 9 0 11 6 11 2 0 3-1 6-3 4-6 20-29 53-29 23 0 34 19 36 26 8 16 9 32 9 54 0 14 0 40-11 58-10 16-25 27-46 27-29 0-55-23-62-48 1 1 3 1 7 1 15 0 22-10 22-20 0-11-7-20-22-20-6 0-20 2-20 21 0 37 29 78 77 78 49 0 92-41 92-95z"><text:p/></draw:path><draw:path draw:style-name="gr3" draw:text-style-name="P15" svg:width="0.219cm" svg:height="0.268cm" svg:x="0.196cm" svg:y="0.093cm" svg:viewBox="0 0 220 269" svg:d="M32 238c-3 15-3 18-22 18-5 0-10 0-10 7 0 4 2 6 6 6 11 0 23-2 35-2 14 0 28 2 42 2 2 0 8 0 8-9 0-4-5-4-11-4-21 0-21-3-21-7 0-5 18-74 21-85 5 13 17 28 39 28 49 0 101-63 101-125 0-39-24-67-56-67-20 0-41 16-55 31-4-23-23-31-38-31-19 0-28 17-31 24-8 14-14 39-14 41 0 4 5 4 6 4 4 0 4 0 8-9 7-30 15-50 29-50 8 0 14 3 14 19 0 9-2 14-3 21zM107 55c3-12 14-24 22-30 15-13 27-15 34-15 18 0 27 14 27 39s-14 73-21 90c-14 30-35 43-50 43-28 0-34-35-34-37 0-1 0-2 1-7z"><text:p/></draw:path><draw:path draw:style-name="gr3" draw:text-style-name="P15" svg:width="0.155cm" svg:height="0.191cm" svg:x="0.443cm" svg:y="0.093cm" svg:viewBox="0 0 156 192" svg:d="M144 29c-12 0-21 9-21 19 0 6 4 12 14 12 9 0 19-7 19-24 0-18-18-36-51-36-56 0-71 43-71 62 0 33 32 40 44 42 21 4 44 9 44 33 0 10-9 45-61 45-6 0-38 0-48-22 16 2 27-10 27-22 0-10-8-15-16-15-11 0-24 9-24 28 0 24 24 41 61 41 68 0 85-52 85-70 0-15-8-26-13-31-12-12-24-14-43-18-15-4-31-6-31-25 0-13 9-38 46-38 11 0 33 2 39 19z"><text:p/></draw:path></draw:g></text:span><text:span text:style-name="T26"> <text:s text:c="5"/>b) </text:span><text:span text:style-name="T26"><draw:g text:anchor-type="as-char" svg:y="-0.383cm" draw:z-index="8" draw:style-name="gr1"><svg:title>TexMaths</svg:title><svg:desc>12§display§3x10^{2}ms§svg§600§FALSE§</svg:desc><draw:polygon draw:style-name="gr2" draw:text-style-name="P14" svg:width="1.625cm" svg:height="0.365cm" svg:x="0cm" svg:y="0.004cm" svg:viewBox="0 0 1626 366" draw:points="813,366 0,366 0,0 1626,0 1626,366"><text:p/></draw:polygon><draw:path draw:style-name="gr3" draw:text-style-name="P15" svg:width="0.175cm" svg:height="0.292cm" svg:x="0.018cm" svg:y="0.089cm" svg:viewBox="0 0 176 293" svg:d="M106 134c34-12 58-41 58-75 0-35-37-59-78-59-43 0-74 25-74 58 0 14 8 22 22 22 13 0 21-9 21-22 0-21-20-21-26-21 13-21 41-26 56-26 17 0 41 9 41 47 0 6-1 30-12 49-13 21-28 22-38 22-3 0-14 1-16 1-4 0-7 1-7 5 0 5 3 5 11 5h18c34 0 50 29 50 71 0 58-29 70-48 70-18 0-49-7-65-33 16 3 29-7 29-23 0-15-12-24-24-24-11 0-24 6-24 24 0 40 40 68 85 68 53 0 91-39 91-82 0-35-26-69-70-77z"><text:p/></draw:path><draw:path draw:style-name="gr3" draw:text-style-name="P15" svg:width="0.21cm" svg:height="0.192cm" svg:x="0.222cm" svg:y="0.185cm" svg:viewBox="0 0 211 193" svg:d="M129 60c3-12 12-50 42-50 3 0 12 0 21 4-11 3-19 14-19 23 0 8 3 16 15 16 10 0 23-8 23-25 0-22-25-28-40-28-24 0-39 23-44 33-11-28-33-33-45-33-45 0-69 55-69 65 0 5 4 5 5 5 4 0 5-1 6-5 14-45 42-55 56-55 9 0 23 3 23 27 0 14-7 43-23 103-6 26-21 43-39 43-4 0-13 0-22-5 11-2 21-10 21-22 0-13-10-16-17-16-12 0-23 12-23 25 0 19 22 28 40 28 28 0 43-30 44-33 6 16 20 33 47 33 43 0 67-54 67-65 0-5-4-5-5-5-4 0-5 2-6 5-13 46-42 55-56 55-17 0-23-13-23-27 0-10 2-19 7-38z"><text:p/></draw:path><draw:path draw:style-name="gr3" draw:text-style-name="P15" svg:width="0.139cm" svg:height="0.282cm" svg:x="0.487cm" svg:y="0.089cm" svg:viewBox="0 0 140 283" svg:d="M88 11c0-10 0-11-10-11-26 28-65 28-78 28v13c8 0 34 0 55-12v221c0 15-1 20-39 20h-14v13c16-1 52-1 70-1 17 0 54 0 68 1v-13h-13c-38 0-39-5-39-20z"><text:p/></draw:path><draw:path draw:style-name="gr3" draw:text-style-name="P15" svg:width="0.178cm" svg:height="0.292cm" svg:x="0.676cm" svg:y="0.089cm" svg:viewBox="0 0 179 293" svg:d="M179 147c0-34-3-67-17-99-19-41-54-48-72-48-26 0-56 11-74 51-14 29-16 62-16 96 0 33 1 70 19 103 18 35 49 43 70 43 23 0 55-10 74-49 13-29 16-63 16-97zM89 283c-16 0-41-11-49-52-5-25-5-63-5-89 0-27 0-55 3-78 9-51 40-54 51-54 14 0 42 7 50 49 5 24 5 57 5 83 0 32 0 61-5 88-7 40-31 53-50 53z"><text:p/></draw:path><draw:path draw:style-name="gr3" draw:text-style-name="P15" svg:width="0.131cm" svg:height="0.197cm" svg:x="0.888cm" svg:y="0cm" svg:viewBox="0 0 132 198" svg:d="M132 143h-11c0 8-4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5" svg:width="0.345cm" svg:height="0.192cm" svg:x="1.071cm" svg:y="0.185cm" svg:viewBox="0 0 346 193" svg:d="M25 163c-1 7-3 17-3 19 0 7 6 11 12 11 4 0 12-4 15-12 0 0 6-21 9-32l8-38c2-9 6-18 7-28 3-7 6-20 6-22 6-13 29-51 68-51 20 0 23 15 23 30 0 9-2 21-6 35l-12 49-8 33c-1 8-5 23-5 25 0 7 6 11 12 11 13 0 16-11 19-24 6-24 22-86 25-103 2-6 24-56 70-56 18 0 23 14 23 30 0 24-18 72-27 95-3 10-4 14-4 23 0 20 14 35 34 35 40 0 55-62 55-65 0-5-3-5-4-5-5 0-5 1-7 8-6 22-20 52-44 52-7 0-9-3-9-13 0-11 3-22 7-30 8-23 26-70 26-94 0-28-16-46-49-46-31 0-53 19-68 41-1-5-3-19-15-30-9-9-24-11-33-11-38 0-60 28-67 37-1-24-19-37-39-37-19 0-27 17-31 24-7 16-13 40-13 41 0 5 5 5 5 5 5 0 5 0 7-10 7-30 16-50 31-50 7 0 13 3 13 19 0 8-1 13-7 36z"><text:p/></draw:path><draw:path draw:style-name="gr3" draw:text-style-name="P15" svg:width="0.155cm" svg:height="0.192cm" svg:x="1.45cm" svg:y="0.185cm" svg:viewBox="0 0 156 193" svg:d="M144 29c-12 0-21 10-21 19 0 6 4 12 14 12 9 0 19-7 19-24 0-18-18-36-50-36-57 0-72 43-72 63 0 32 32 39 44 42 22 4 44 8 44 32 0 11-10 46-61 46-6 0-38 0-48-21 16 1 27-11 27-23 0-10-8-15-16-15-11 0-24 9-24 28 0 24 24 41 61 41 68 0 85-52 85-70 0-16-8-27-13-31-12-12-24-15-43-18-14-4-31-6-31-26 0-13 9-38 47-38 10 0 32 2 38 19z"><text:p/></draw:path></draw:g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PT Sans" svg:font-family="'PT Sans'" style:font-pitch="variable"/>
    <style:font-face style:name="Liberation Sans1" svg:font-family="'Liberation Sans'" style:font-family-generic="roman" style:font-pitch="variable"/>
    <style:font-face style:name="PT Sans2" svg:font-family="'PT Sans'" style:font-family-generic="roman" style:font-pitch="variable"/>
    <style:font-face style:name="Liberation Sans" svg:font-family="'Liberation Sans'" style:font-family-generic="swiss" style:font-pitch="variable"/>
    <style:font-face style:name="PT Sans1" svg:font-family="'PT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ans" fo:font-size="9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ans" fo:font-size="9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9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9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9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PT Sans1" fo:font-family="'PT Sans'" style:font-family-generic="swiss" style:font-pitch="variabl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Lopez</meta:initial-creator>
    <meta:creation-date>2016-04-01T12:38:16.005794407</meta:creation-date>
    <dc:date>2017-04-17T10:17:10.853899069</dc:date>
    <meta:editing-duration>PT13H40M45S</meta:editing-duration>
    <meta:editing-cycles>145</meta:editing-cycles>
    <meta:generator>LibreOffice/5.1.6.2$Linux_X86_64 LibreOffice_project/10m0$Build-2</meta:generator>
    <meta:printed-by>Raul Jesus Lopez</meta:printed-by>
    <meta:print-date>2016-05-16T01:20:35.604779182</meta:print-date>
    <dc:subject>Comisión evaluadora - Febrero 2017</dc:subject>
    <dc:title>Introducción a la Física </dc:title>
    <meta:document-statistic meta:table-count="0" meta:image-count="0" meta:object-count="0" meta:page-count="1" meta:paragraph-count="12" meta:word-count="206" meta:character-count="1360" meta:non-whitespace-character-count="1124"/>
  </office:meta>
</office:document-meta>
</file>